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1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1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1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2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2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2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2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2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2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2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130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31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32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33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34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35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36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37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38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39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P14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officeooo:rsid="00e381f5"/>
    </style:style>
    <style:style style:name="T31" style:family="text">
      <style:text-properties officeooo:rsid="00e3dd3c"/>
    </style:style>
    <style:style style:name="T32" style:family="text">
      <style:text-properties officeooo:rsid="00e4faf7"/>
    </style:style>
    <style:style style:name="T33" style:family="text">
      <style:text-properties officeooo:rsid="00e7d00b"/>
    </style:style>
    <style:style style:name="T34" style:family="text">
      <style:text-properties officeooo:rsid="00e99a2c"/>
    </style:style>
    <style:style style:name="T35" style:family="text">
      <style:text-properties officeooo:rsid="00eb66a7"/>
    </style:style>
    <style:style style:name="T36" style:family="text">
      <style:text-properties officeooo:rsid="00ed4a55"/>
    </style:style>
    <style:style style:name="T37" style:family="text">
      <style:text-properties officeooo:rsid="00ed7e88"/>
    </style:style>
    <style:style style:name="T38" style:family="text">
      <style:text-properties officeooo:rsid="00f48e95"/>
    </style:style>
    <style:style style:name="T39" style:family="text">
      <style:text-properties officeooo:rsid="00f50b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8378875352904513647" text:style-name="L1">
        <text:list-item>
          <text:p text:style-name="P8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8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8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3895804730571261075" text:style-name="L2">
        <text:list-item>
          <text:p text:style-name="P9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91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7384290009850987296" text:style-name="L3">
        <text:list-item>
          <text:p text:style-name="P9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92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4360153605788834147" text:style-name="L4">
        <text:list-item>
          <text:p text:style-name="P93">Publicat codi d'accès al Classroom.</text:p>
        </text:list-item>
        <text:list-item>
          <text:p text:style-name="P107">Treball autònom tasca 1.</text:p>
        </text:list-item>
        <text:list-item>
          <text:p text:style-name="P9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81813359128754" text:continue-numbering="true" text:style-name="L4">
        <text:list-item>
          <text:p text:style-name="P9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81814839718621" text:continue-numbering="true" text:style-name="L4">
        <text:list-item>
          <text:p text:style-name="P9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83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4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5"/>
      <text:p text:style-name="P55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81814398716514" text:continue-numbering="true" text:style-name="L4">
        <text:list-item>
          <text:p text:style-name="P96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96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8">Comentem apartat 1.1 Temperatura y calor.</text:p>
        </text:list-item>
      </text:list>
      <text:p text:style-name="P56"/>
      <text:p text:style-name="P66">Di<text:span text:style-name="T12">vendres 10</text:span>/<text:span text:style-name="T7">10</text:span>/2<text:span text:style-name="T5">5</text:span></text:p>
      <text:p text:style-name="P66"/>
      <text:list xml:id="list181813209723853" text:continue-numbering="true" text:style-name="L4">
        <text:list-item>
          <text:p text:style-name="P9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3">Comentem apartat 1.2 Presión.</text:p>
        </text:list-item>
        <text:list-item>
          <text:p text:style-name="P113">Comentem apartat 1.2 Presión.</text:p>
        </text:list-item>
        <text:list-item>
          <text:p text:style-name="P113">Comentem els exercicis 1.3 Ejercicios temperatura y presión.</text:p>
        </text:list-item>
        <text:list-item>
          <text:p text:style-name="P113">Comentem apartat 1.4 Enegía y potencia</text:p>
        </text:list-item>
        <text:list-item>
          <text:p text:style-name="P114">Comentem els exercicis 1.<text:span text:style-name="T13">5</text:span> Ejercicios <text:span text:style-name="T13">energía y potencia</text:span>.</text:p>
        </text:list-item>
      </text:list>
      <text:p text:style-name="P57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67">Di<text:span text:style-name="T3">mecres</text:span><text:tab/><text:span text:style-name="T15">15</text:span>/<text:span text:style-name="T7">10</text:span>/2<text:span text:style-name="T5">5</text:span></text:p>
      <text:p text:style-name="P45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5"/>
      <text:p text:style-name="P67">Di<text:span text:style-name="T15">jous</text:span><text:tab/><text:tab/><text:span text:style-name="T15">16</text:span>/<text:span text:style-name="T7">10</text:span>/2<text:span text:style-name="T5">5</text:span></text:p>
      <text:list xml:id="list181814661857486" text:continue-numbering="true" text:style-name="L4">
        <text:list-item>
          <text:p text:style-name="P9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5">Comentem apartat 1.<text:span text:style-name="T15">5 Ejercicios energía y potencia</text:span>.</text:p>
        </text:list-item>
        <text:list-item>
          <text:p text:style-name="P115">Comentem apartat 1.<text:span text:style-name="T15">6.1 Calor específico</text:span></text:p>
        </text:list-item>
        <text:list-item>
          <text:p text:style-name="P115">Comentem apartat 1.<text:span text:style-name="T15">6.2 Calor sensible y latente</text:span></text:p>
        </text:list-item>
      </text:list>
      <text:p text:style-name="P58"/>
      <text:p text:style-name="P82">Divendres<text:tab/>17/10/25</text:p>
      <text:list xml:id="list181813147153048" text:continue-numbering="true" text:style-name="L4">
        <text:list-item>
          <text:p text:style-name="P9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6">Comentem apartat 1.6.3 Transmisión del calor</text:p>
        </text:list-item>
        <text:list-item>
          <text:p text:style-name="P116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84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81813168454557" text:continue-numbering="true" text:style-name="L4">
        <text:list-item>
          <text:p text:style-name="P10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7">Comentem <text:span text:style-name="T17">exercicis 1.7-1 a 3</text:span></text:p>
        </text:list-item>
        <text:list-item>
          <text:p text:style-name="P118">Comentem apartat 1.8.1 Compresión de un gas a tempewratura constante</text:p>
        </text:list-item>
      </text:list>
      <text:p text:style-name="P59"/>
      <text:p text:style-name="P59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81813940346408" text:continue-numbering="true" text:style-name="L4">
        <text:list-item>
          <text:p text:style-name="P10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9">Comentem exercicis 1.9-1 y 2.</text:p>
        </text:list-item>
      </text:list>
      <text:p text:style-name="P60"/>
      <text:p text:style-name="P60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8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48"/>
      <text:p text:style-name="P48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1">Feim el primer examen de la primera avaluació.</text:p>
      <text:p text:style-name="P61"/>
      <text:p text:style-name="P61"/>
      <text:p text:style-name="P68">Di<text:span text:style-name="T19">jous</text:span><text:tab/><text:tab/><text:span text:style-name="T19">30</text:span>/<text:span text:style-name="T9">10</text:span>/2<text:span text:style-name="T5">5</text:span></text:p>
      <text:p text:style-name="P68"/>
      <text:list xml:id="list181812943686341" text:continue-numbering="true" text:style-name="L4">
        <text:list-item>
          <text:p text:style-name="P10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9">Comencem a comentar l'apartat 1.8.4 Diagrama de Mollier (diagrama p h)</text:p>
        </text:list-item>
      </text:list>
      <text:p text:style-name="P32"/>
      <text:p text:style-name="P32"/>
      <text:p text:style-name="P68">Di<text:span text:style-name="T19">vendres</text:span><text:tab/><text:span text:style-name="T19">31</text:span>/<text:span text:style-name="T9">10</text:span>/2<text:span text:style-name="T5">5</text:span></text:p>
      <text:p text:style-name="P68"/>
      <text:p text:style-name="P61">Festiu triat pel centre.</text:p>
      <text:p text:style-name="P61"/>
      <text:p text:style-name="P61"/>
      <text:p text:style-name="P69">Di<text:span text:style-name="T3">marts</text:span><text:tab/><text:span text:style-name="T20">04</text:span>/<text:span text:style-name="T9">11</text:span>/2<text:span text:style-name="T5">5</text:span></text:p>
      <text:p text:style-name="P69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70">Di<text:span text:style-name="T3">mecres</text:span><text:tab/><text:span text:style-name="T20">05</text:span>/<text:span text:style-name="T9">11</text:span>/2<text:span text:style-name="T5">5</text:span></text:p>
      <text:p text:style-name="P70"/>
      <text:list xml:id="list181814228272702" text:continue-numbering="true" text:style-name="L4">
        <text:list-item>
          <text:p text:style-name="P10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0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71"/>
      <text:p text:style-name="P85">Di<text:span text:style-name="T22">jous</text:span><text:tab/><text:tab/><text:span text:style-name="T20">06</text:span>/<text:span text:style-name="T9">11</text:span>/2<text:span text:style-name="T5">5</text:span></text:p>
      <text:p text:style-name="P71"/>
      <text:list xml:id="list181813078504969" text:continue-numbering="true" text:style-name="L4">
        <text:list-item>
          <text:p text:style-name="P10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11">Co<text:span text:style-name="T22">mentem exercici 1.9-5</text:span></text:p>
        </text:list-item>
      </text:list>
      <text:p text:style-name="P72"/>
      <text:p text:style-name="P72"/>
      <text:p text:style-name="P72">Di<text:span text:style-name="T23">vendres</text:span><text:tab/><text:span text:style-name="T20">07</text:span>/<text:span text:style-name="T9">11</text:span>/2<text:span text:style-name="T5">5</text:span></text:p>
      <text:p text:style-name="P72"/>
      <text:list xml:id="list181814434941112" text:continue-numbering="true" text:style-name="L4">
        <text:list-item>
          <text:p text:style-name="P105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12">C<text:span text:style-name="T23">omentem apartat 1.1.1 Coeficiente de funcionamiento COP y EER</text:span></text:p>
        </text:list-item>
        <text:list-item>
          <text:p text:style-name="P112">C<text:span text:style-name="T23">omentem apartat 1.1.2 Componenentes d ela instalación drigorífica por compresión</text:span></text:p>
        </text:list-item>
      </text:list>
      <text:p text:style-name="P62"/>
      <text:p text:style-name="P73"/>
      <text:p text:style-name="P73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8596434425502303937" text:style-name="L5">
        <text:list-item>
          <text:p text:style-name="P13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7"><text:span text:style-name="T26">C</text:span><text:span text:style-name="T25">omentem 1.1.3 Ciclo frigorífico en el diagrama p h</text:span></text:p>
        </text:list-item>
        <text:list-item>
          <text:p text:style-name="P137"><text:span text:style-name="T26">C</text:span><text:span text:style-name="T25">omentem 1.1.4 Caudal másico</text:span></text:p>
        </text:list-item>
        <text:list-item>
          <text:p text:style-name="P137"><text:span text:style-name="T26">C</text:span><text:span text:style-name="T25">omentem 1.1.5 Relación de compresión</text:span></text:p>
        </text:list-item>
        <text:list-item>
          <text:p text:style-name="P120">Comentem exercici 1.2-1</text:p>
        </text:list-item>
      </text:list>
      <text:p text:style-name="P50"/>
      <text:p text:style-name="P50"/>
      <text:p text:style-name="P74">Di<text:span text:style-name="T30">mecres</text:span><text:tab/><text:span text:style-name="T24">12</text:span>/<text:span text:style-name="T9">11</text:span>/2<text:span text:style-name="T5">5</text:span></text:p>
      <text:p text:style-name="P35"/>
      <text:list xml:id="list181813566500252" text:continue-numbering="true" text:style-name="L5">
        <text:list-item>
          <text:p text:style-name="P125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0"/>
      <text:p text:style-name="P75">Di<text:span text:style-name="T31">jous</text:span><text:tab/><text:tab/><text:span text:style-name="T24">13</text:span>/<text:span text:style-name="T9">11</text:span>/2<text:span text:style-name="T5">5</text:span></text:p>
      <text:p text:style-name="P36"/>
      <text:list xml:id="list181813760444264" text:continue-numbering="true" text:style-name="L5">
        <text:list-item>
          <text:p text:style-name="P13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1">Comentem exercici 1.2-<text:span text:style-name="T31">2</text:span></text:p>
        </text:list-item>
      </text:list>
      <text:p text:style-name="P51"/>
      <text:p text:style-name="P76">Di<text:span text:style-name="T32">vendres</text:span><text:tab/><text:span text:style-name="T24">14</text:span>/<text:span text:style-name="T9">11</text:span>/2<text:span text:style-name="T5">5</text:span></text:p>
      <text:p text:style-name="P37"/>
      <text:list xml:id="list181813150261344" text:continue-numbering="true" text:style-name="L5">
        <text:list-item>
          <text:p text:style-name="P13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2">Comentem exercici 1.2-<text:span text:style-name="T31">2 i 3</text:span></text:p>
        </text:list-item>
      </text:list>
      <text:p text:style-name="P52"/>
      <text:p text:style-name="P77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81814573232043" text:continue-numbering="true" text:style-name="L5">
        <text:list-item>
          <text:p text:style-name="P13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38"><text:span text:style-name="T26">C</text:span><text:span text:style-name="T25">omentem </text:span><text:span text:style-name="T27">els exercicis 1.2-4 i 5</text:span></text:p>
        </text:list-item>
      </text:list>
      <text:p text:style-name="P52"/>
      <text:p text:style-name="P78">Di<text:span text:style-name="T30">mecres</text:span><text:tab/><text:span text:style-name="T24">19</text:span>/<text:span text:style-name="T9">11</text:span>/2<text:span text:style-name="T5">5</text:span></text:p>
      <text:p text:style-name="P39"/>
      <text:list xml:id="list181813109222655" text:continue-numbering="true" text:style-name="L5">
        <text:list-item>
          <text:p text:style-name="P126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3"/>
      <text:p text:style-name="P79">Di<text:span text:style-name="T33">jous<text:tab/></text:span><text:tab/><text:span text:style-name="T33">20</text:span>/<text:span text:style-name="T9">11</text:span>/2<text:span text:style-name="T5">5</text:span></text:p>
      <text:p text:style-name="P40"/>
      <text:list xml:id="list181814812930390" text:continue-numbering="true" text:style-name="L5">
        <text:list-item>
          <text:p text:style-name="P134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39"><text:span text:style-name="T26">C</text:span><text:span text:style-name="T25">omentem </text:span><text:span text:style-name="T28">l'exercici 1.9-6 de la unitat 1_2.</text:span></text:p>
        </text:list-item>
      </text:list>
      <text:p text:style-name="P54"/>
      <text:p text:style-name="P86">Di<text:span text:style-name="T3">marts</text:span><text:tab/><text:span text:style-name="T35">25</text:span>/<text:span text:style-name="T9">11</text:span>/2<text:span text:style-name="T5">5</text:span></text:p>
      <text:p text:style-name="P41"/>
      <text:list xml:id="list181814080077528" text:continue-numbering="true" text:style-name="L5">
        <text:list-item>
          <text:p text:style-name="P135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3"><text:span text:style-name="T11">C</text:span>omentem <text:span text:style-name="T34">apartat 1.3 Influencia del sobrecalentamiento y subenfriamiento en la eficiencia y el compresor.</text:span></text:p>
        </text:list-item>
        <text:list-item>
          <text:p text:style-name="P123"><text:span text:style-name="T11">C</text:span>omentem <text:span text:style-name="T34">apartat 1.4 Puntos de medición de temperatura y presión.</text:span></text:p>
        </text:list-item>
        <text:list-item>
          <text:p text:style-name="P123"><text:span text:style-name="T11">C</text:span>omentem <text:span text:style-name="T34">apartat 1.5 Símbolos según UNE EN 1861.</text:span></text:p>
        </text:list-item>
        <text:list-item>
          <text:p text:style-name="P128">Comentem <text:a xlink:type="simple" xlink:href="https://paulinoposada.github.io/web_fred/web_fred_25_26/GM/documents_gm/ta/ta_03.pdf">treball autònom 3</text:a>.</text:p>
        </text:list-item>
      </text:list>
      <text:p text:style-name="P63"/>
      <text:p text:style-name="P63"/>
      <text:p text:style-name="P80">Di<text:span text:style-name="T3">mecres</text:span><text:tab/><text:span text:style-name="T35">26</text:span>/<text:span text:style-name="T9">11</text:span>/2<text:span text:style-name="T5">5</text:span></text:p>
      <text:p text:style-name="P42"/>
      <text:p text:style-name="P64">Feim el segon examen de la 1ª avaluació.</text:p>
      <text:p text:style-name="P64"/>
      <text:p text:style-name="P64"/>
      <text:p text:style-name="P80">Di<text:span text:style-name="T35">jous</text:span><text:tab/><text:tab/><text:span text:style-name="T35">27</text:span>/<text:span text:style-name="T9">11</text:span>/2<text:span text:style-name="T5">5</text:span></text:p>
      <text:p text:style-name="P42"/>
      <text:p text:style-name="P64">Comentem la solució dels examens d'ahir.</text:p>
      <text:p text:style-name="P64"/>
      <text:p text:style-name="P64"/>
      <text:p text:style-name="P81">Di<text:span text:style-name="T36">vendres<text:tab/>28</text:span>/<text:span text:style-name="T9">11</text:span>/2<text:span text:style-name="T5">5</text:span></text:p>
      <text:p text:style-name="P43"/>
      <text:p text:style-name="P65">Recuperació de l'examen del 29/10/25 (primer examen de la 1ª avaluació).</text:p>
      <text:p text:style-name="P129"><text:s/></text:p>
      <text:p text:style-name="P129"/>
      <text:p text:style-name="P140">Di<text:span text:style-name="T3">marts</text:span><text:tab/><text:span text:style-name="T37">02</text:span>/<text:span text:style-name="T9">12</text:span>/2<text:span text:style-name="T5">5</text:span></text:p>
      <text:p text:style-name="P106"/>
      <text:list xml:id="list181813496757124" text:continue-numbering="true" text:style-name="L5">
        <text:list-item>
          <text:p text:style-name="P136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24"><text:span text:style-name="T11">C</text:span>omentem <text:span text:style-name="T34">apartat 2.1 Introducció als compressors, comemtem la relació de compressió (compressió per etapes per reduir la temperatura de descàrrega).</text:span></text:p>
        </text:list-item>
        <text:list-item>
          <text:p text:style-name="P127">Baixem al taller, <text:span text:style-name="T38">comparem unions de soldadura amb i sense utiliztar </text:span><text:span text:style-name="T38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2T18:18:12.777598617</dc:date>
    <meta:editing-duration>PT2H28M56S</meta:editing-duration>
    <meta:editing-cycles>231</meta:editing-cycles>
    <meta:document-statistic meta:table-count="0" meta:image-count="0" meta:object-count="1" meta:page-count="6" meta:paragraph-count="127" meta:word-count="740" meta:character-count="4764" meta:non-whitespace-character-count="4193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